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382in"/>
    </style:style>
    <style:style style:name="co4" style:family="table-column">
      <style:table-column-properties fo:break-before="auto" style:column-width="3.6063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2.6807in"/>
    </style:style>
    <style:style style:name="co7" style:family="table-column">
      <style:table-column-properties fo:break-before="auto" style:column-width="1.2957in"/>
    </style:style>
    <style:style style:name="co8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2583in" fo:break-before="auto" style:use-optimal-row-height="true"/>
    </style:style>
    <style:style style:name="ro5" style:family="table-row">
      <style:table-row-properties style:row-height="0.6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9"/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4" style:family="table-cell" style:parent-style-name="Default" style:data-style-name="N129"/>
    <style:style style:name="ce1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dge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Budget</text:p>
          </table:table-cell>
          <table:table-cell office:value-type="float" office:value="5000000" calcext:value-type="float">
            <text:p>500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m Tasks</text:p>
          </table:table-cell>
        </table:table-row>
        <table:table-row table:style-name="ro1">
          <table:table-cell table:style-name="ce11" office:value-type="string" calcext:value-type="string">
            <text:p>Widening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([.B5]*5000/100)" office:value-type="float" office:value="3500" calcext:value-type="float">
            <text:p>3500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TUA</text:p>
          </table:table-cell>
          <table:table-cell office:value-type="float" office:value="30" calcext:value-type="float">
            <text:p>30</text:p>
          </table:table-cell>
          <table:table-cell table:formula="of:=[.B6]*[.$C$5]/100" office:value-type="float" office:value="1050" calcext:value-type="float">
            <text:p>1050</text:p>
          </table:table-cell>
          <table:table-cell table:style-name="ce14" table:formula="of:=[.$D$5]*[.B6]/100" office:value-type="float" office:value="4.5" calcext:value-type="float">
            <text:p>5</text:p>
          </table:table-cell>
        </table:table-row>
        <table:table-row table:style-name="ro1">
          <table:table-cell office:value-type="string" calcext:value-type="string">
            <text:p>TUC</text:p>
          </table:table-cell>
          <table:table-cell office:value-type="float" office:value="10" calcext:value-type="float">
            <text:p>10</text:p>
          </table:table-cell>
          <table:table-cell table:formula="of:=[.B7]*[.$C$5]/100" office:value-type="float" office:value="350" calcext:value-type="float">
            <text:p>350</text:p>
          </table:table-cell>
          <table:table-cell table:style-name="ce14" table:formula="of:=[.$D$5]*[.B7]/100"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UNIWA</text:p>
          </table:table-cell>
          <table:table-cell office:value-type="float" office:value="5" calcext:value-type="float">
            <text:p>5</text:p>
          </table:table-cell>
          <table:table-cell table:formula="of:=[.B8]*[.$C$5]/100" office:value-type="float" office:value="175" calcext:value-type="float">
            <text:p>175</text:p>
          </table:table-cell>
          <table:table-cell table:style-name="ce14" table:formula="of:=[.$D$5]*[.B8]/100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Akdeniz</text:p>
          </table:table-cell>
          <table:table-cell office:value-type="float" office:value="15" calcext:value-type="float">
            <text:p>15</text:p>
          </table:table-cell>
          <table:table-cell table:formula="of:=[.B9]*[.$C$5]/100" office:value-type="float" office:value="525" calcext:value-type="float">
            <text:p>525</text:p>
          </table:table-cell>
          <table:table-cell table:style-name="ce14" table:formula="of:=[.$D$5]*[.B9]/100" office:value-type="float" office:value="2.25" calcext:value-type="float">
            <text:p>2</text:p>
          </table:table-cell>
        </table:table-row>
        <table:table-row table:style-name="ro1">
          <table:table-cell office:value-type="string" calcext:value-type="string">
            <text:p>TotalView</text:p>
          </table:table-cell>
          <table:table-cell office:value-type="float" office:value="5" calcext:value-type="float">
            <text:p>5</text:p>
          </table:table-cell>
          <table:table-cell table:formula="of:=[.B10]*[.$C$5]/100" office:value-type="float" office:value="175" calcext:value-type="float">
            <text:p>175</text:p>
          </table:table-cell>
          <table:table-cell table:style-name="ce14" table:formula="of:=[.$D$5]*[.B10]/100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VUGTK</text:p>
          </table:table-cell>
          <table:table-cell office:value-type="float" office:value="20" calcext:value-type="float">
            <text:p>20</text:p>
          </table:table-cell>
          <table:table-cell table:formula="of:=[.B11]*[.$C$5]/100" office:value-type="float" office:value="700" calcext:value-type="float">
            <text:p>700</text:p>
          </table:table-cell>
          <table:table-cell table:style-name="ce14" table:formula="of:=[.$D$5]*[.B11]/1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U</text:p>
          </table:table-cell>
          <table:table-cell office:value-type="float" office:value="15" calcext:value-type="float">
            <text:p>15</text:p>
          </table:table-cell>
          <table:table-cell table:formula="of:=[.B12]*[.$C$5]/100" office:value-type="float" office:value="525" calcext:value-type="float">
            <text:p>525</text:p>
          </table:table-cell>
          <table:table-cell table:style-name="ce14" table:formula="of:=[.$D$5]*[.B12]/100" office:value-type="float" office:value="2.25" calcext:value-type="float">
            <text:p>2</text:p>
          </table:table-cell>
        </table:table-row>
        <table:table-row table:style-name="ro1">
          <table:table-cell/>
          <table:table-cell table:style-name="ce13" table:formula="of:=SUM([.B6:.B12])" office:value-type="float" office:value="100" calcext:value-type="float">
            <text:p>100</text:p>
          </table:table-cell>
          <table:table-cell table:formula="of:=[.B13]*[.$C$5]/100" office:value-type="float" office:value="3500" calcext:value-type="float">
            <text:p>3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Budget Per WP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1 Institutional Reform</text:p>
          </table:table-cell>
          <table:table-cell office:value-type="string" calcext:value-type="string">
            <text:p>10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2 Upskilling</text:p>
          </table:table-cell>
          <table:table-cell office:value-type="string" calcext:value-type="string">
            <text:p>20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3 Research Excellence</text:p>
          </table:table-cell>
          <table:table-cell office:value-type="string" calcext:value-type="string">
            <text:p>25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4 Digital Transformation</text:p>
          </table:table-cell>
          <table:table-cell office:value-type="string" calcext:value-type="string">
            <text:p>20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5 Outreach</text:p>
          </table:table-cell>
          <table:table-cell office:value-type="string" calcext:value-type="string">
            <text:p>5-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Clusters (or Focus Are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 System Modeling</text:p>
          </table:table-cell>
          <table:table-cell office:value-type="string" calcext:value-type="string">
            <text:p>NT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hazards</text:p>
          </table:table-cell>
          <table:table-cell office:value-type="string" calcext:value-type="string">
            <text:p>Akde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&amp; Climate</text:p>
          </table:table-cell>
          <table:table-cell office:value-type="string" calcext:value-type="string">
            <text:p>TUC or 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Exploration</text:p>
          </table:table-cell>
          <table:table-cell office:value-type="string" calcext:value-type="string">
            <text:p>VUGTK</text:p>
          </table:table-cell>
          <table:table-cell table:number-columns-repeated="2"/>
        </table:table-row>
      </table:table>
      <table:table table:name="WP1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16382"/>
        <table:table-row table:style-name="ro1">
          <table:table-cell table:style-name="ce12" office:value-type="string" calcext:value-type="string">
            <text:p>Task 1.1 CoARA-aligned Research Assesment</text:p>
          </table:table-cell>
          <table:table-cell/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2">
          <table:table-cell office:value-type="string" calcext:value-type="string">
            <text:p>NTUA</text:p>
          </table:table-cell>
          <table:table-cell office:value-type="string" calcext:value-type="string">
            <text:p>Coordinate task, develop initial CoARA framework</text:p>
            <text:p>Pilot internally and adjust framework based on experience</text:p>
            <text:p>Provide structured guidance (templates, best practices)</text:p>
          </table:table-cell>
          <table:table-cell table:style-name="Default" table:number-columns-repeated="16382"/>
        </table:table-row>
        <table:table-row table:style-name="ro2">
          <table:table-cell office:value-type="string" calcext:value-type="string">
            <text:p>TUC</text:p>
          </table:table-cell>
          <table:table-cell office:value-type="string" calcext:value-type="string">
            <text:p>Full implementation of the framework</text:p>
            <text:p>Provide detailed feedback for refining the framework</text:p>
            <text:p>Participate in workshops/trainings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Akdeniz</text:p>
          </table:table-cell>
          <table:table-cell office:value-type="string" calcext:value-type="string">
            <text:p>Pilot implementation (relevant to context)</text:p>
            <text:p>Participate in workshops/trainings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4">
          <table:table-cell office:value-type="string" calcext:value-type="string">
            <text:p>Indicative Workflow</text:p>
          </table:table-cell>
          <table:table-cell table:style-name="ce17" office:value-type="string" calcext:value-type="string">
            <text:p>1. NTUA leads the initial development of the CoARA aligned assessment framework</text:p>
            <text:p>2. NTUA develops, pilots and refines the framework internally</text:p>
            <text:p>3. TUC simultaneously pilots and provides detailed feedback for further refinement</text:p>
            <text:p>4. Akdeniz integrates selected elements of the framework relevant to context</text:p>
            <text:p>5. After pilots and refinements the framework is submitted to the Executive Committee and evaluated by the Research Panel</text:p>
            <text:p>6. Recommendations from the Research Panel are incorporated</text:p>
            <text:p>7. The Governing Board approves and institutionalizes the final framework</text:p>
            <text:p>The Research Panel annualy evaluates widening partners based on the framework</text:p>
          </table:table-cell>
          <table:table-cell table:style-name="Default" table:number-columns-repeated="16382"/>
        </table:table-row>
        <table:table-row table:style-name="ro1" table:number-rows-repeated="3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1.2 Establishing a Research Management and Administration Unit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5" office:value-type="string" calcext:value-type="string">
            <text:p>Note: The RMA office should be probably incorporated in the organization chart!</text:p>
          </table:table-cell>
          <table:table-cell table:style-name="ce15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5">
          <table:table-cell office:value-type="string" calcext:value-type="string">
            <text:p>NTUA</text:p>
          </table:table-cell>
          <table:table-cell office:value-type="string" calcext:value-type="string">
            <text:p>Create a fully functional central RMA office as a model</text:p>
            <text:p>Develop standards,te mplates and management protocols</text:p>
            <text:p>Participate in workshops/trainings</text:p>
            <text:p>Conduct staff training for RMA (for other institutes)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VUGTK</text:p>
          </table:table-cell>
          <table:table-cell office:value-type="string" calcext:value-type="string">
            <text:p>Establish or significantly upgrade existing RMA capabilities</text:p>
            <text:p>Participate in NTUA-led training, fully integrate standards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Akdeniz</text:p>
          </table:table-cell>
          <table:table-cell office:value-type="string" calcext:value-type="string">
            <text:p>Strenghten existing RMA capabilities</text:p>
            <text:p>Adopt key RMA standards from NTUA-led model selectively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1.3 Creating Interdisciplinary Research Clusters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6" office:value-type="string" calcext:value-type="string">
            <text:p>Note: The clusters should align with our focus areas</text:p>
          </table:table-cell>
          <table:table-cell table:style-name="ce16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NTUA</text:p>
          </table:table-cell>
          <table:table-cell office:value-type="string" calcext:value-type="string">
            <text:p>Coordinates establishment of clusters with CoE strategy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TUA</text:p>
          </table:table-cell>
          <table:table-cell office:value-type="string" calcext:value-type="string">
            <text:p>Leads the Earth System Modeling cluster (research activities, outputs, meetings, collaboration, reporting)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kdeniz</text:p>
          </table:table-cell>
          <table:table-cell office:value-type="string" calcext:value-type="string">
            <text:p>Leads the Geohazards Cluster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TUC or STU</text:p>
          </table:table-cell>
          <table:table-cell office:value-type="string" calcext:value-type="string">
            <text:p>Leads the Environment and Climate Cluster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VUGTK</text:p>
          </table:table-cell>
          <table:table-cell office:value-type="string" calcext:value-type="string">
            <text:p>Leads the Space Exploration Cluster</text:p>
          </table:table-cell>
          <table:table-cell table:style-name="Default" table:number-columns-repeated="16382"/>
        </table:table-row>
      </table:table>
      <table:table table:name="WP2" table:style-name="ta1">
        <table:table-column table:style-name="co5" table:default-cell-style-name="Default"/>
        <table:table-column table:style-name="co2" table:default-cell-style-name="Default"/>
        <table:table-column table:style-name="co2" table:number-columns-repeated="16382"/>
        <table:table-row table:style-name="ro1">
          <table:table-cell table:style-name="ce12" office:value-type="string" calcext:value-type="string">
            <text:p>Task 2.1 Staff Exchange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5">
          <table:table-cell office:value-type="string" calcext:value-type="string">
            <text:p>NTUA</text:p>
          </table:table-cell>
          <table:table-cell table:style-name="ce18" office:value-type="string" calcext:value-type="string">
            <text:p>Coordinates exchanges on behalf of widening partners</text:p>
            <text:p>Identifies priority areas for capacity building</text:p>
            <text:p>Prepares candidates for outgoing mobility</text:p>
            <text:p>Tracks impact and integration of returned stuff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ll Widening Institutes</text:p>
          </table:table-cell>
          <table:table-cell office:value-type="string" calcext:value-type="string">
            <text:p>Send early career researchers, technical staf and scientists for training according to role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on Widening Partners </text:p>
          </table:table-cell>
          <table:table-cell office:value-type="string" calcext:value-type="string">
            <text:p>Host researchers and provide training</text:p>
          </table:table-cell>
          <table:table-cell table:style-name="Default" table:number-columns-repeated="16382"/>
        </table:table-row>
        <table:table-row table:style-name="ro1" table:number-rows-repeated="2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2.2 Training in Research Management, Intellectual Property Rights and Open Science</text:p>
          </table:table-cell>
          <table:table-cell table:style-name="ce12" table:number-columns-repeated="16383"/>
        </table:table-row>
        <table:table-row table:style-name="ro2">
          <table:table-cell office:value-type="string" calcext:value-type="string">
            <text:p>NTUA</text:p>
          </table:table-cell>
          <table:table-cell office:value-type="string" calcext:value-type="string">
            <text:p>Participates in training with focus on Management</text:p>
            <text:p>Supports internal integration of open science policies</text:p>
            <text:p>Aligns training with CoE’s CoARA aligned assessment goal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UNIWA</text:p>
          </table:table-cell>
          <table:table-cell office:value-type="string" calcext:value-type="string">
            <text:p>Participates in training with focus on Intellectual Property Right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STU</text:p>
          </table:table-cell>
          <table:table-cell office:value-type="string" calcext:value-type="string">
            <text:p>Participates in training with focus on Open Science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on Widening Partners</text:p>
          </table:table-cell>
          <table:table-cell office:value-type="string" calcext:value-type="string">
            <text:p>Host researchers and provide training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2.3 Entrepreneurial and Science Communication Training</text:p>
          </table:table-cell>
          <table:table-cell table:style-name="ce12" table:number-columns-repeated="16383"/>
        </table:table-row>
        <table:table-row table:style-name="ro2">
          <table:table-cell office:value-type="string" calcext:value-type="string">
            <text:p>TotalView</text:p>
          </table:table-cell>
          <table:table-cell office:value-type="string" calcext:value-type="string">
            <text:p>Designs and delivers practical entrepreneurship workshops</text:p>
            <text:p>Leads communication skills training</text:p>
            <text:p>Provides real-world case studies and mentors</text:p>
          </table:table-cell>
          <table:table-cell table:style-name="Default" table:number-columns-repeated="16382"/>
        </table:table-row>
        <table:table-row table:style-name="ro2">
          <table:table-cell office:value-type="string" calcext:value-type="string">
            <text:p>NTUA</text:p>
          </table:table-cell>
          <table:table-cell office:value-type="string" calcext:value-type="string">
            <text:p>Host workshops</text:p>
            <text:p>Participates in training</text:p>
            <text:p>Integration into research strategy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UNIWA</text:p>
          </table:table-cell>
          <table:table-cell office:value-type="string" calcext:value-type="string">
            <text:p>Participate in training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VUGTK</text:p>
          </table:table-cell>
          <table:table-cell office:value-type="string" calcext:value-type="string">
            <text:p>Participate in training</text:p>
          </table:table-cell>
          <table:table-cell table:style-name="Default" table:number-columns-repeated="16382"/>
        </table:table-row>
      </table:table>
      <table:table table:name="WP3" table:style-name="ta1">
        <table:table-column table:style-name="co6" table:default-cell-style-name="Default"/>
        <table:table-column table:style-name="co2" table:default-cell-style-name="Default"/>
        <table:table-column table:style-name="co2" table:number-columns-repeated="16382"/>
        <table:table-row table:style-name="ro1">
          <table:table-cell table:style-name="ce12" office:value-type="string" calcext:value-type="string">
            <text:p>Task 3.1 Shared Research Infrastructure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2">
          <table:table-cell office:value-type="string" calcext:value-type="string">
            <text:p>NTUA</text:p>
          </table:table-cell>
          <table:table-cell office:value-type="string" calcext:value-type="string">
            <text:p>Coordinates infrastructure inventory and integration</text:p>
            <text:p>Leads infrastructure upgrade plans and usage protocols</text:p>
            <text:p>Shares infrastructure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Akdeniz</text:p>
          </table:table-cell>
          <table:table-cell office:value-type="string" calcext:value-type="string">
            <text:p>Shares infrastructure</text:p>
            <text:p>Helps in integration</text:p>
          </table:table-cell>
          <table:table-cell table:style-name="Default" table:number-columns-repeated="16382"/>
        </table:table-row>
        <table:table-row table:style-name="ro2">
          <table:table-cell office:value-type="string" calcext:value-type="string">
            <text:p>VUGTK</text:p>
          </table:table-cell>
          <table:table-cell office:value-type="string" calcext:value-type="string">
            <text:p>Shares infrastructure</text:p>
            <text:p>Helps in integration</text:p>
            <text:p>Performs test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GFZ</text:p>
          </table:table-cell>
          <table:table-cell office:value-type="string" calcext:value-type="string">
            <text:p>Provides expert guidance on infrastructure integration (Q&amp;A, best practices)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3.2 Joint Research and Innovation Agenda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2">
          <table:table-cell office:value-type="string" calcext:value-type="string">
            <text:p>NTUA</text:p>
          </table:table-cell>
          <table:table-cell office:value-type="string" calcext:value-type="string">
            <text:p>Coordinates the development of the agenda</text:p>
            <text:p>Organizes yearly strategic workshops</text:p>
            <text:p>Provide input as lead of Earth System Modeling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kdeniz</text:p>
          </table:table-cell>
          <table:table-cell office:value-type="string" calcext:value-type="string">
            <text:p>Leads Geohazards cluster, provide input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TUC or STU</text:p>
          </table:table-cell>
          <table:table-cell office:value-type="string" calcext:value-type="string">
            <text:p>Provide input as leads of the Environment and Climate Cluster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VUGTK</text:p>
          </table:table-cell>
          <table:table-cell office:value-type="string" calcext:value-type="string">
            <text:p>Provide input as lead of the Space Exploration Cluster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Non Widening Partners</text:p>
          </table:table-cell>
          <table:table-cell office:value-type="string" calcext:value-type="string">
            <text:p>Advide on scientific trends and funding landscape</text:p>
            <text:p>Help align the agenda with ERA, ESA, Copernicus, etc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3.3 Seed Projects for Collaborative Research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3">
          <table:table-cell office:value-type="string" calcext:value-type="string">
            <text:p>Non Widening Partners</text:p>
          </table:table-cell>
          <table:table-cell office:value-type="string" calcext:value-type="string">
            <text:p>Support teams with guidance, review, and quality assurance</text:p>
            <text:p>Participate as co-author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luster leaders</text:p>
          </table:table-cell>
          <table:table-cell office:value-type="string" calcext:value-type="string">
            <text:p>Coordinate, design and launch at least one collaborative project</text:p>
          </table:table-cell>
          <table:table-cell table:style-name="Default" table:number-columns-repeated="16382"/>
        </table:table-row>
      </table:table>
      <table:table table:name="WP4" table:style-name="ta1">
        <table:table-column table:style-name="co7" table:default-cell-style-name="Default"/>
        <table:table-column table:style-name="co2" table:default-cell-style-name="Default"/>
        <table:table-column table:style-name="co2" table:number-columns-repeated="16382"/>
        <table:table-row table:style-name="ro1">
          <table:table-cell table:style-name="ce12" office:value-type="string" calcext:value-type="string">
            <text:p>Task 4.1 AI for Geodesy and Research Management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3">
          <table:table-cell office:value-type="string" calcext:value-type="string">
            <text:p>UNIWA</text:p>
          </table:table-cell>
          <table:table-cell office:value-type="string" calcext:value-type="string">
            <text:p>Coordinate AI applications for research management (call detection, scheduling, NLP assistance, etc)</text:p>
            <text:p>Pilots automation tools for internal workflow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TUA</text:p>
          </table:table-cell>
          <table:table-cell office:value-type="string" calcext:value-type="string">
            <text:p>Coordinates AI applications for geodesy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Cluster Leaders</text:p>
          </table:table-cell>
          <table:table-cell office:value-type="string" calcext:value-type="string">
            <text:p>Explore AI tools and ideas for respective fields</text:p>
            <text:p>Frame ideas, test pilots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4.2 Digital Infrastructure Upgrade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2">
          <table:table-cell office:value-type="string" calcext:value-type="string">
            <text:p>TUC</text:p>
          </table:table-cell>
          <table:table-cell office:value-type="string" calcext:value-type="string">
            <text:p>Lead infrastructure audit and upgrade plan</text:p>
            <text:p>Test new solutions (HPC, cloud tools, remote access platforms, etc)</text:p>
            <text:p>Coordinates integration in CoE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TUA</text:p>
          </table:table-cell>
          <table:table-cell office:value-type="string" calcext:value-type="string">
            <text:p>Provides central access infrastructure and initial models/pilots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Akdeniz</text:p>
          </table:table-cell>
          <table:table-cell office:value-type="string" calcext:value-type="string">
            <text:p>Tests upgraded connectivity, hybrid learning environments, remote access facilities, efficiency</text:p>
            <text:p/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UNIWA</text:p>
          </table:table-cell>
          <table:table-cell office:value-type="string" calcext:value-type="string">
            <text:p>Implements and tests CoE-wide collaboration tools</text:p>
            <text:p>Focus on education and remote access platforms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4.3 Data Science and Centralized Data Management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5">
          <table:table-cell office:value-type="string" calcext:value-type="string">
            <text:p>NTUA</text:p>
          </table:table-cell>
          <table:table-cell office:value-type="string" calcext:value-type="string">
            <text:p>Builds and maintains the central CoE data platform</text:p>
            <text:p>Migrates critical data to cloud storage (e.g. GNSS)</text:p>
            <text:p>Defines data governance and FAIR compliance strategy</text:p>
            <text:p>Trains partner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luster Leaders</text:p>
          </table:table-cell>
          <table:table-cell office:value-type="string" calcext:value-type="string">
            <text:p>Overview and implement transition to advanced digital infrastructure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on Widening</text:p>
          </table:table-cell>
          <table:table-cell office:value-type="string" calcext:value-type="string">
            <text:p>Advice on FAIR data implementation, metadata schemas, GDPR</text:p>
          </table:table-cell>
          <table:table-cell table:style-name="Default" table:number-columns-repeated="16382"/>
        </table:table-row>
      </table:table>
      <table:table table:name="WP5" table:style-name="ta1">
        <table:table-column table:style-name="co8" table:default-cell-style-name="Default"/>
        <table:table-column table:style-name="co2" table:default-cell-style-name="Default"/>
        <table:table-column table:style-name="co2" table:number-columns-repeated="16382"/>
        <table:table-row table:style-name="ro1">
          <table:table-cell table:style-name="ce12" office:value-type="string" calcext:value-type="string">
            <text:p>Task 5.1 Industry &amp; Regional Innovation Linkages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2">
          <table:table-cell office:value-type="string" calcext:value-type="string">
            <text:p>TotalView</text:p>
          </table:table-cell>
          <table:table-cell office:value-type="string" calcext:value-type="string">
            <text:p>Coordinates, chairs the Entrepreneurship &amp; Innovation Panel</text:p>
            <text:p>Maps regional industry actors &amp; clusters</text:p>
            <text:p>Organizes matchmaking events and living-labs demo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luster Leaders</text:p>
          </table:table-cell>
          <table:table-cell office:value-type="string" calcext:value-type="string">
            <text:p>Map and engage stakeholders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5.2 Citizen &amp; Policy Engagement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2">
          <table:table-cell office:value-type="string" calcext:value-type="string">
            <text:p>TotalView</text:p>
          </table:table-cell>
          <table:table-cell office:value-type="string" calcext:value-type="string">
            <text:p>Design engagement formats &amp; campaigns</text:p>
            <text:p>Produce videos/visuals, social media stratey</text:p>
            <text:p>Lead citizen-science tooling</text:p>
          </table:table-cell>
          <table:table-cell table:style-name="Default" table:number-columns-repeated="16382"/>
        </table:table-row>
        <table:table-row table:style-name="ro3">
          <table:table-cell office:value-type="string" calcext:value-type="string">
            <text:p>NTUA</text:p>
          </table:table-cell>
          <table:table-cell office:value-type="string" calcext:value-type="string">
            <text:p>Host flagship events</text:p>
            <text:p>Operate central website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luster Leads</text:p>
          </table:table-cell>
          <table:table-cell office:value-type="string" calcext:value-type="string">
            <text:p>Create living labs, tours, surveys and events (open days)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table:style-name="ce12" office:value-type="string" calcext:value-type="string">
            <text:p>Task 5.3 Internationalisation &amp; scientific Visibility</text:p>
          </table:table-cell>
          <table:table-cell table:style-name="ce12" table:number-columns-repeated="16383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2">
          <table:table-cell office:value-type="string" calcext:value-type="string">
            <text:p>NTUA</text:p>
          </table:table-cell>
          <table:table-cell office:value-type="string" calcext:value-type="string">
            <text:p>Draft annual internationalisation plan</text:p>
            <text:p>Coordinate memberships (IAG, GGOS, EUREF, etc)</text:p>
            <text:p>Organize meetings with international actors</text:p>
          </table:table-cell>
          <table:table-cell table:style-name="Default" table:number-columns-repeated="16382"/>
        </table:table-row>
        <table:table-row table:style-name="ro5">
          <table:table-cell office:value-type="string" calcext:value-type="string">
            <text:p>Cluster Leaders</text:p>
          </table:table-cell>
          <table:table-cell office:value-type="string" calcext:value-type="string">
            <text:p>Drive cluster diplomacy</text:p>
            <text:p>Map and engage with international actors</text:p>
            <text:p>Host bilateral events</text:p>
            <text:p>Secure and maintain roles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4:58:29.348021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13:33:07.860112176</meta:creation-date>
    <dc:date>2025-08-08T14:32:10.668518267</dc:date>
    <meta:editing-duration>PT2H13M58S</meta:editing-duration>
    <meta:editing-cycles>52</meta:editing-cycles>
    <meta:generator>LibreOffice/25.2.5.2$Linux_X86_64 LibreOffice_project/520$Build-2</meta:generator>
    <meta:document-statistic meta:table-count="6" meta:cell-count="179" meta:object-count="0"/>
  </office:meta>
</office:document-meta>
</file>